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9c1b" officeooo:paragraph-rsid="00129c1b"/>
    </style:style>
    <style:style style:name="P2" style:family="paragraph" style:parent-style-name="Text_20_body">
      <style:text-properties officeooo:rsid="00129c1b" officeooo:paragraph-rsid="00129c1b"/>
    </style:style>
    <style:style style:name="P3" style:family="paragraph" style:parent-style-name="Text_20_body">
      <style:text-properties officeooo:rsid="0017d4ef" officeooo:paragraph-rsid="0017d4ef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7d4ef"/>
    </style:style>
    <style:style style:name="P6" style:family="paragraph" style:parent-style-name="Text_20_body" style:list-style-name="L1">
      <style:text-properties officeooo:rsid="001ddfc4" officeooo:paragraph-rsid="001ddfc4"/>
    </style:style>
    <style:style style:name="T1" style:family="text">
      <style:text-properties officeooo:rsid="0017d4ef"/>
    </style:style>
    <style:style style:name="T2" style:family="text">
      <style:text-properties fo:font-style="italic" officeooo:rsid="0017d4ef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d4ef" style:font-style-asian="normal" style:font-style-complex="normal"/>
    </style:style>
    <style:style style:name="T5" style:family="text">
      <style:text-properties style:font-name="Liberation Mono" fo:font-size="10pt" fo:font-style="normal" style:font-name-asian="Noto Sans Mono CJK SC" style:font-size-asian="10pt" style:font-style-asian="normal" style:font-name-complex="Liberation Mono" style:font-size-complex="10pt" style:font-style-complex="normal"/>
    </style:style>
    <style:style style:name="T6" style:family="text">
      <style:text-properties style:font-name="Liberation Mono" fo:font-size="10pt" fo:font-style="normal" officeooo:rsid="0020dbc0" style:font-name-asian="Noto Sans Mono CJK SC" style:font-size-asian="10pt" style:font-style-asian="normal" style:font-name-complex="Liberation Mono" style:font-size-complex="10pt" style:font-style-complex="normal"/>
    </style:style>
    <style:style style:name="T7" style:family="text">
      <style:text-properties style:font-name="Liberation Mono" fo:font-size="10pt" fo:font-style="normal" officeooo:rsid="0017d4ef" style:font-name-asian="Noto Sans Mono CJK SC" style:font-size-asian="10pt" style:font-style-asian="normal" style:font-name-complex="Liberation Mono" style:font-size-complex="10pt" style:font-style-complex="normal"/>
    </style:style>
    <style:style style:name="T8" style:family="text">
      <style:text-properties style:font-name="Liberation Mono" fo:font-size="12pt" fo:font-style="normal" officeooo:rsid="0020dbc0" style:font-name-asian="Noto Sans Mono CJK SC" style:font-size-asian="10.5pt" style:font-style-asian="normal" style:font-name-complex="Liberation Mono" style:font-size-complex="12pt" style:font-style-complex="normal"/>
    </style:style>
    <style:style style:name="T9" style:family="text">
      <style:text-properties style:font-name="Liberation Mono" fo:font-size="12pt" fo:font-style="normal" officeooo:rsid="0017d4ef" style:font-name-asian="Noto Sans Mono CJK SC" style:font-size-asian="10.5pt" style:font-style-asian="normal" style:font-name-complex="Liberation Mono" style:font-size-complex="12pt" style:font-style-complex="normal"/>
    </style:style>
    <style:style style:name="T10" style:family="text">
      <style:text-properties officeooo:rsid="001c830b"/>
    </style:style>
    <style:style style:name="T11" style:family="text">
      <style:text-properties officeooo:rsid="001dd188"/>
    </style:style>
    <style:style style:name="T12" style:family="text">
      <style:text-properties officeooo:rsid="001fdc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aramétrage UI pour AllInclusive et autres</text:p>
      <text:p text:style-name="P1"/>
      <text:h text:style-name="Heading_20_1" text:outline-level="1">Translation</text:h>
      <text:p text:style-name="P2">Chaque page et composant est exporté avec react-i18next.withTranslation, ce qui inclut automatiquement la fonction « t » (translation) dans les props</text:p>
      <text:p text:style-name="P2">Pour les composant fonctionnels, t doit être ajouté aux paramètres de la fonction :</text:p>
      <text:p text:style-name="Preformatted_20_Text">function InfoBar({classes}) { =&gt; function InfoBar({classes, t}) {</text:p>
      <text:p text:style-name="P2"/>
      <text:h text:style-name="Heading_20_1" text:outline-level="1">Génération des données de la table uiconfigurations</text:h>
      <text:list xml:id="list165632888" text:style-name="L1">
        <text:list-item>
          <text:p text:style-name="P5"><text:span text:style-name="T1">Générer la liste des constantes via https://&lt;host&gt;/</text:span><text:span text:style-name="T4">test</text:span><text:span text:style-name="T2">/</text:span><text:span text:style-name="T4">text_extract</text:span></text:p>
        </text:list-item>
        <text:list-item>
          <text:p text:style-name="P4"><text:span text:style-name="T3">Rechercher/Remplacer (sed) les constantes par t(‘constante’)<text:line-break/></text:span><text:span text:style-name="T5">{CATEGORY.button} =&gt; {this.props.t(‘CATEGORY.button’)}<text:line-break/></text:span><text:span text:style-name="T9">Attention</text:span><text:span text:style-name="T7"> : ne pas remplacer dans utils/i18n.js ni dans les import ou require</text:span><text:span text:style-name="T5"><text:line-break/></text:span></text:p>
        </text:list-item>
        <text:list-item>
          <text:p text:style-name="P5">Générer insert or update <text:span text:style-name="T1">dans ui_configuration  </text:span><text:span text:style-name="T10">(classname : &lt;constante&gt;, type : ‘content’, </text:span><text:span text:style-name="T11">attribute:[{value : <text:s/>&lt;valeur texte&gt;</text:span><text:span text:style-name="T10">)</text:span></text:p>
        </text:list-item>
        <text:list-item>
          <text:p text:style-name="P6">Générer custom.json lors de l’enregistrement de la <text:span text:style-name="T12">configuration</text:span> <text:span text:style-name="T12">dans </text:span>le dashboard</text:p>
        </text:list-item>
      </text:list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7d4e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15:20:02.544589294</meta:creation-date>
    <dc:date>2021-09-07T18:00:37.006726682</dc:date>
    <meta:editing-duration>PT2H52M14S</meta:editing-duration>
    <meta:editing-cycles>21</meta:editing-cycles>
    <meta:generator>LibreOffice/7.0.6.2$Linux_X86_64 LibreOffice_project/00$Build-2</meta:generator>
    <meta:document-statistic meta:table-count="0" meta:image-count="0" meta:object-count="0" meta:page-count="1" meta:paragraph-count="10" meta:word-count="117" meta:character-count="881" meta:non-whitespace-character-count="775"/>
  </office:meta>
</office:document-meta>
</file>